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y Picture</text:p>
      <text:p text:style-name="P1">Nie da się nie zauważyć, że odcinek zrobiony był pod bronies. Przepełniono go różnorakimi dowcipami, jak chociażby Derpy realizująca się jako cosplayerka, podusia z Daring Do, grumpy klacz czy nawiązanie do kłótni między fanami Starej i Nowej Trylogii Gwiezdnych Wojen. Nawet mimo tego odcinek uważam za raczej średni, a wszystko to przez jednego ogiera. Nie ma chyba drugiej tak irytującej postaci jak Quibble. Przez większość czasu miałam ochotę dosłownie skręcić mu kark. Na jego plus działa tylko jego monolog w czasie napisów końcowych. </text:p>
      <text:p text:style-name="P1">6/10</text:p>
      <text:p text:style-name="P1"/>
      <text:p text:style-name="P1">Gandzia</text:p>
      <text:p text:style-name="P1">No i stało się – twórcy serialu byli już na tylu konwentach poświęconych My Little Pony, że postanowili umieścić jeden w którymś z odcinków, oczywiście przerobiony na kucykową modłę. Przy okazji przemycili dużo smaczków, oczywiście na czele z pewną, ekhem, uroczą poduszką. Quibble, miłośnik pierwszych książek o Daring Do i antyfan późniejszych, jest takim typowym fanem serialu, który czepia się najdrobniejszych szczegółów i dla którego kucyki skończyły się na sezonie pierwszym, góra drugim, a reszta to dno. Jednakże mimo tych wszystkich nawiązań i humoru, sam odcinek plasuje się w górnych stanach średnich, aczkolwiek trudno jest mi powiedzieć, co w nim nie gra.</text:p>
      <text:p text:style-name="P1"/>
      <text:p text:style-name="P1">Cahan</text:p>
      <text:p text:style-name="P1">Nie lubię Daring Do, po prostu nie lubię. Głównie dlatego, że jest chyba jedyną pisarką powieści w całej Equestrii. Nigdy nie wspomniano o żadnym innym autorze, tylko Daring Do i Daring Do. Zaś sama kucykowa Lara Croft jest trochę głupia. Mam wrażenie, że postać za często zapomina, że jest pegazem i ma, no nie wiem, skrzydła? Do tego dochodzi kompletny bezsens tych wszystkich świątyń i płascy antagoniści. Wiem, że to zabieg celowy, jako parodia kina przygodowego. Zazwyczaj takie połączenie wychodziło słabo, ale tu jest lepiej. Dlaczego? Bo Quibble zauważa bezsens tych przygód! Dodatkowo plus za sparodiowanie wielu fandomów, choćby Gwiezdnych Wojen czy nawet My Little Pony. Każdy zna kogoś, kto uważa, że serial skończył się na drugim sezonie. Do tego te wszystkie smaczki jak dakimakury, koń by się uśmiał. Kolejnym plusem jest to, że „Kibel” nie zachowywał się jak ostatnia ciota. Myślał i sobie radził, udowadniając nieudolność Daring Do.</text:p>
      <text:p text:style-name="P1"/>
      <text:p text:style-name="P1">Dolar84</text:p>
      <text:p text:style-name="P1">Odcinek przyjemny. Po prostu – coś takiego, co można sobie obejrzeć i mieć z tego trochę frajdy, tym bardziej że jest mocno ukierunkowany pod fanów. Smaczków i nawiązań jest w nim multum i cud na cudami! Nawet Rainbow nie jest tak wkurzająca jak zwykle – wręcz można by powiedzieć, iż tutaj sprawia wrażenie, jakby miała działający mózg. Wiem, nieprawdopodobne, ale prawdziwe. Odcinka nie ukradła jednak ani RD, ani Daring (która była taka sobie), ale Quibble i Caballero. Obaj świetni i rozbrajający w swoich rolach. Przekonanie, z jakim fan bronił swoich racji było przezabawne, a jeżeli dodać do tego mocno akcentowane utyskiwania antagonisty, to już w ogóle robiło się przezabawnie. Jak mówiłem – przyjemna rzecz.</text:p>
      <text:p text:style-name="P1"/>
      <text:p text:style-name="P1">Macter4</text:p>
      <text:p text:style-name="P1">Szkoda, że takie numery nie mogą pojawić się na naszych konwentach. Sam epizod był fajny i pokazał w krzywym zwierciadle nasze głupoty, które potrafimy gadać na takich <text:soft-page-break/>spotkaniach. Osobiście, jedna rzecz nie potrafiła mi dać spokoju. Rainbow Dash występuje jako bohaterka w jednej z książek. Nawet na okładkę trafiła, ale nikt nie potrafił tego dostrzec. Nie podszedł, nie zagadał, nie robił sobie z nią zdjęć. A w sumie powinni, bo dla nich byłaby świetną cosplayerką, która w bardzo drobnych detalach oddała wygląd książkowej postaci. Podobała mi się za to smutna Twilight. W końcu twórcy pokazali, że ma obowiązki, które musi przedkładać nad swoje prywatne zachcianki, czyli tak jak to powinna robić prawdziwa księżnicz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20:54:33.586000000</dc:date>
    <meta:editing-duration>PT15M45S</meta:editing-duration>
    <meta:document-statistic meta:table-count="0" meta:image-count="0" meta:object-count="0" meta:page-count="2" meta:paragraph-count="11" meta:word-count="564" meta:character-count="3644" meta:non-whitespace-character-count="3086"/>
  </office:meta>
</office:document-meta>
</file>